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" svg:font-family="Courier" style:font-family-generic="modern" style:font-pitch="fixed"/>
    <style:font-face style:name="Cousine" svg:font-family="Cousine" style:font-family-generic="modern" style:font-pitch="fixed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Arimo1" svg:font-family="Arimo" style:font-family-generic="system" style:font-pitch="variable"/>
  </office:font-face-decls>
  <office:automatic-styles/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+98 (668) 92-85812</text:p>
      <text:p text:style-name="Preformatted_20_Text">+7366113-86-713</text:p>
      <text:p text:style-name="Preformatted_20_Text">+75 994 5860628</text:p>
      <text:p text:style-name="Preformatted_20_Text">+66743 4207284</text:p>
      <text:p text:style-name="Preformatted_20_Text">25-632-5130582</text:p>
      <text:p text:style-name="Preformatted_20_Text">918 9318102</text:p>
      <text:p text:style-name="Preformatted_20_Text">626-9505017</text:p>
      <text:p text:style-name="Preformatted_20_Text">14-35-253</text:p>
      <text:p text:style-name="Preformatted_20_Text">+34 (273) 51-40921</text:p>
      <text:p text:style-name="Preformatted_20_Text">+2386981-04-587</text:p>
      <text:p text:style-name="Preformatted_20_Text">+35 733 8297004</text:p>
      <text:p text:style-name="Preformatted_20_Text">+21575 7390529</text:p>
      <text:p text:style-name="Preformatted_20_Text">37-305-5607688</text:p>
      <text:p text:style-name="Preformatted_20_Text">289 1606529</text:p>
      <text:p text:style-name="Preformatted_20_Text">580-2947331</text:p>
      <text:p text:style-name="Preformatted_20_Text">56-38-325</text:p>
      <text:p text:style-name="Preformatted_20_Text">+68 (816) 47-31758</text:p>
      <text:p text:style-name="Preformatted_20_Text">+4147798-76-462</text:p>
      <text:p text:style-name="Preformatted_20_Text">+19 261 6069054</text:p>
      <text:p text:style-name="Preformatted_20_Text">+97768 3687570</text:p>
      <text:p text:style-name="Preformatted_20_Text">59-829-8491544</text:p>
      <text:p text:style-name="Preformatted_20_Text">596 4815187</text:p>
      <text:p text:style-name="Preformatted_20_Text">428-9441684</text:p>
      <text:p text:style-name="Preformatted_20_Text">56-05-733</text:p>
      <text:p text:style-name="Preformatted_20_Text">+71 (515) 26-69949</text:p>
      <text:p text:style-name="Preformatted_20_Text"><text:soft-page-break/>+7616480-63-179</text:p>
      <text:p text:style-name="Preformatted_20_Text">+65 634 8869603</text:p>
      <text:p text:style-name="Preformatted_20_Text">+69748 9274107</text:p>
      <text:p text:style-name="Preformatted_20_Text">27-326-9534185</text:p>
      <text:p text:style-name="Preformatted_20_Text">843 3846726</text:p>
      <text:p text:style-name="Preformatted_20_Text">514-9041916</text:p>
      <text:p text:style-name="Preformatted_20_Text">72-80-744</text:p>
      <text:p text:style-name="Preformatted_20_Text">+48 (403) 64-91427</text:p>
      <text:p text:style-name="Preformatted_20_Text">+429570-55-672</text:p>
      <text:p text:style-name="Preformatted_20_Text">+44 595 1416018</text:p>
      <text:p text:style-name="Preformatted_20_Text">+14682 7835230</text:p>
      <text:p text:style-name="Preformatted_20_Text">31-433-1675163</text:p>
      <text:p text:style-name="Preformatted_20_Text">153 3007593</text:p>
      <text:p text:style-name="Preformatted_20_Text">577-4175252</text:p>
      <text:p text:style-name="Preformatted_20_Text">18-45-246</text:p>
      <text:p text:style-name="Preformatted_20_Text">+47 (690) 44-93514</text:p>
      <text:p text:style-name="Preformatted_20_Text">+2041526-78-021</text:p>
      <text:p text:style-name="Preformatted_20_Text">+30 314 6922346</text:p>
      <text:p text:style-name="Preformatted_20_Text">+57502 9105856</text:p>
      <text:p text:style-name="Preformatted_20_Text">33-951-7697124</text:p>
      <text:p text:style-name="Preformatted_20_Text">396 4993800</text:p>
      <text:p text:style-name="Preformatted_20_Text">888-4726783</text:p>
      <text:p text:style-name="Preformatted_20_Text">45-45-481</text:p>
      <text:p text:style-name="Preformatted_20_Text">+39 (717) 48-62772</text:p>
      <text:p text:style-name="Preformatted_20_Text">+224714-77-959</text:p>
      <text:p text:style-name="Preformatted_20_Text">+36 404 6699785</text:p>
      <text:p text:style-name="Preformatted_20_Text"><text:soft-page-break/>+61462 4359974</text:p>
      <text:p text:style-name="Preformatted_20_Text">42-445-7964101</text:p>
      <text:p text:style-name="Preformatted_20_Text">932 9168331</text:p>
      <text:p text:style-name="Preformatted_20_Text">919-4585500</text:p>
      <text:p text:style-name="Preformatted_20_Text">35-94-088</text:p>
      <text:p text:style-name="Preformatted_20_Text">+96 (935) 66-00643</text:p>
      <text:p text:style-name="Preformatted_20_Text">+2269855-31-144</text:p>
      <text:p text:style-name="Preformatted_20_Text">+89 760 2432234</text:p>
      <text:p text:style-name="Preformatted_20_Text">+24143 9186020</text:p>
      <text:p text:style-name="Preformatted_20_Text">43-622-4385486</text:p>
      <text:p text:style-name="Preformatted_20_Text">567 6668056</text:p>
      <text:p text:style-name="Preformatted_20_Text">465-7627313</text:p>
      <text:p text:style-name="Preformatted_20_Text">70-38-534</text:p>
      <text:p text:style-name="Preformatted_20_Text">+16 (180) 30-07966</text:p>
      <text:p text:style-name="Preformatted_20_Text">+8123554-09-063</text:p>
      <text:p text:style-name="Preformatted_20_Text">+88 383 6117795</text:p>
      <text:p text:style-name="Preformatted_20_Text">+46610 9540998</text:p>
      <text:p text:style-name="Preformatted_20_Text">93-981-8195306</text:p>
      <text:p text:style-name="Preformatted_20_Text">148 5090341</text:p>
      <text:p text:style-name="Preformatted_20_Text">492-4977718</text:p>
      <text:p text:style-name="Preformatted_20_Text">79-46-723</text:p>
      <text:p text:style-name="Preformatted_20_Text">+52 (882) 77-45568</text:p>
      <text:p text:style-name="Preformatted_20_Text">+9245177-01-060</text:p>
      <text:p text:style-name="Preformatted_20_Text">+72 283 7008976</text:p>
      <text:p text:style-name="Preformatted_20_Text">+85776 8006842</text:p>
      <text:p text:style-name="Preformatted_20_Text">5-901-3688378</text:p>
      <text:p text:style-name="Preformatted_20_Text"><text:soft-page-break/>674 5269862</text:p>
      <text:p text:style-name="Preformatted_20_Text">756-8946963</text:p>
      <text:p text:style-name="Preformatted_20_Text">61-10-54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" svg:font-family="Courier" style:font-family-generic="modern" style:font-pitch="fixed"/>
    <style:font-face style:name="Cousine" svg:font-family="Cousine" style:font-family-generic="modern" style:font-pitch="fixed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Arimo1" svg:font-family="Arimo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font-name-asian="Arimo1" style:font-size-asian="12pt" style:language-asian="zh" style:country-asian="CN" style:font-name-complex="Arimo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Arimo1" style:font-size-asian="14pt" style:font-name-complex="Arimo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sine" fo:font-size="10pt" style:font-name-asian="Courier" style:font-size-asian="10pt" style:font-name-complex="Cousine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4" meta:paragraph-count="80" meta:word-count="140" meta:character-count="1067"/>
    <meta:creation-date>2020-03-13T10:42:40</meta:creation-date>
    <meta:editing-duration>P0D</meta:editing-duration>
    <meta:editing-cycles>1</meta:editing-cycles>
    <meta:generator>OpenOffice/4.1.1$FreeBSD/amd64 OpenOffice.org_project/411m6$Build-9775</meta:generator>
  </office:meta>
</office:document-meta>
</file>